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81d41a" draw:textarea-horizontal-align="justify" draw:textarea-vertical-align="bottom" draw:auto-grow-height="false" fo:min-height="27.45cm" fo:min-width="18.5cm" fo:wrap-option="wrap" loext:decorative="false"/>
    </style:style>
    <style:style style:name="gr2" style:family="graphic" style:parent-style-name="objectwithoutfill">
      <style:graphic-properties draw:fill="none" draw:fill-color="#81d41a" draw:textarea-vertical-align="middle" loext:decorative="false"/>
    </style:style>
    <style:style style:name="gr3" style:family="graphic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hatch" draw:fill-color="#ffffff" draw:secondary-fill-color="#ff0000" draw:fill-hatch-name="Black_20_90_20_Degrees" draw:fill-hatch-solid="true" draw:opacity="100%" draw:opacity-name="Transparency_20_3" draw:textarea-horizontal-align="center" draw:textarea-vertical-align="middle" draw:auto-grow-height="false" draw:fit-to-size="false" style:shrink-to-fit="false" fo:min-height="2.541cm" fo:min-width="7.445cm" fo:padding-top="0.158cm" fo:padding-bottom="0.158cm" fo:padding-left="0.277cm" fo:padding-right="0.277cm" fo:wrap-option="wrap" draw:shadow="visible" draw:shadow-offset-x="0.035cm" draw:shadow-offset-y="0.035cm" draw:shadow-color="#ffbf00" draw:shadow-opacity="50%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81d41a" draw:fill-color="#3faf46" draw:textarea-horizontal-align="justify" draw:textarea-vertical-align="middle" draw:auto-grow-height="false" fo:min-height="4.914cm" fo:min-width="4.89cm" loext:decorative="false"/>
    </style:style>
    <style:style style:name="gr5" style:family="graphic" style:parent-style-name="standard">
      <style:graphic-properties svg:stroke-color="#ff0000" draw:fill-color="#ff8000" draw:textarea-horizontal-align="justify" draw:textarea-vertical-align="middle" draw:auto-grow-height="false" fo:min-height="3.791cm" fo:min-width="3.766cm" loext:decorative="false"/>
    </style:style>
    <style:style style:name="gr6" style:family="graphic" style:parent-style-name="standard">
      <style:graphic-properties svg:stroke-color="#333333" draw:fill-color="#bf0041" draw:textarea-horizontal-align="justify" draw:textarea-vertical-align="middle" draw:auto-grow-height="false" fo:min-height="4.016cm" fo:min-width="3.766cm" fo:wrap-option="wrap" loext:decorative="false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="none" draw:fill-color="#81d41a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hatch" draw:fill-color="#ffffff" draw:secondary-fill-color="#ff0000" draw:fill-hatch-name="Black_20_90_20_Degrees" draw:fill-hatch-solid="true" draw:opacity="100%" draw:opacity-name="Transparency_20_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loext:graphic-properties draw:fill-color="#3faf46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bf0041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8.143cm" svg:y1="7.667cm" svg:x2="8.143cm" svg:y2="7.667cm" svg:d="M8143 7667z" svg:viewBox="0 0 1 1">
          <text:p/>
        </draw:connector>
        <draw:custom-shape draw:name="Burn" draw:style-name="gr3" draw:text-style-name="P4" draw:layer="layout" svg:width="7.998cm" svg:height="2.857cm" svg:x="10.207cm" svg:y="15.605cm">
          <text:p text:style-name="P3"><text:span text:style-name="T1">SoiChatt</text:span></text:p>
          <draw:enhanced-geometry svg:viewBox="0 0 21600 21600" draw:mirror-horizontal="false" draw:mirror-vertical="false" draw:extrusion="true" draw:extrusion-rotation-angle="0 0" dr3d:projection="perspective" draw:extrusion-first-light-direction="(-50000 0 10000)" draw:extrusion-second-light-direction="(50000 0 10000)" dr3d:shade-mode="flat" draw:extrusion-metal="true" draw:extrusion-diffusion="122%" draw:extrusion-viewpoint="(0cm 0cm 25cm)" draw:extrusion-origin="0 0" draw:extrusion-skew="0 0" draw:extrusion-depth="2.5cm 0" draw:extrusion-color="true" loext:extrusion-specularity-loext="122%" draw:extrusion-specularity="100%" draw:text-areas="0 0 21600 21600" draw:text-path="true" draw:text-path-mode="shape" draw:text-path-scale="path" draw:text-path-same-letter-heights="false" draw:type="fontwork-stop" draw:modifiers="5650.24700070572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style-name="gr4" draw:text-style-name="P5" draw:layer="layout" svg:width="7.62cm" svg:height="7.302cm" svg:x="1.31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032cm" svg:height="5.715cm" svg:x="3.858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6.032cm" svg:height="6.032cm" svg:x="4.81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opacity draw:name="Transparency_20_3" draw:display-name="Transparency 3" draw:style="linear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50:41.725553429</meta:creation-date>
    <dc:date>2024-11-19T09:17:53.564676974</dc:date>
    <meta:editing-duration>PT5M20S</meta:editing-duration>
    <meta:editing-cycles>1</meta:editing-cycles>
    <meta:document-statistic meta:object-count="6"/>
    <meta:generator>LibreOffice/24.2.6.2$Linux_X86_64 LibreOffice_project/420$Build-2</meta:generator>
  </office:meta>
</office:document-meta>
</file>